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bold" officeooo:rsid="00667fb5" officeooo:paragraph-rsid="00667fb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language="en" fo:country="US" fo:font-weight="bold" officeooo:rsid="00667fb5" officeooo:paragraph-rsid="00667fb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language="en" fo:country="US" fo:font-weight="bold" officeooo:rsid="00667fb5" officeooo:paragraph-rsid="00667fb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language="en" fo:country="US" fo:font-weight="normal" officeooo:rsid="0069eaa0" officeooo:paragraph-rsid="0069eaa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language="en" fo:country="US" fo:font-weight="normal" officeooo:rsid="006ba715" officeooo:paragraph-rsid="006ba71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language="en" fo:country="US" fo:font-weight="normal" officeooo:rsid="006c7af0" officeooo:paragraph-rsid="006c7af0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officeooo:rsid="006ba7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Quais as diferenças entre uma classe abstrata e uma interface?</text:p>
      <text:p text:style-name="P2"/>
      <text:p text:style-name="P4">Abstract class can be instantiated, interfaces can’t.</text:p>
      <text:p text:style-name="P4">Abstract class are extended, interfaces are implemented.</text:p>
      <text:p text:style-name="P4">A class can extend only one abstract class, where<text:span text:style-name="T2">a</text:span>s it can implement many interfaces.</text:p>
      <text:p text:style-name="P4">Abstract class is related to its extended classes by IS A. Interface is <text:span text:style-name="T2">related</text:span> to its implemented classes by IS ABLE TO.</text:p>
      <text:p text:style-name="P5">Abstract class can contain non-final variables, whereas in interfaces they are final by default.</text:p>
      <text:p text:style-name="P6">Abstract class must declare that it is “abstract”, whereas interfaces are abstract by default.</text:p>
      <text:p text:style-name="P4"/>
      <text:p text:style-name="P2"/>
      <text:p text:style-name="P2">2. O que é uma classe wrapper em Java?</text:p>
      <text:p text:style-name="P2"/>
      <text:p text:style-name="P2">3. O que é autoboxing e unboxing em Java?</text:p>
      <text:p text:style-name="P2"/>
      <text:p text:style-name="P2">4. Quando devemos utilizar uma classe abstrata e quando devemos utilizar uma interface?</text:p>
      <text:p text:style-name="P2"/>
      <text:p text:style-name="P2">5. Quais as vantagens de utilizar interfaces?</text:p>
      <text:p text:style-name="P2"/>
      <text:p text:style-name="P2">6. O que é uma interface genérica?</text:p>
      <text:p text:style-name="P2"/>
      <text:p text:style-name="P2">7. Por que precisamos utilizar classes ou interfaces genéricas?</text:p>
      <text:p text:style-name="P2"/>
      <text:p text:style-name="P2">8. Quando um método deve ser final?</text:p>
      <text:p text:style-name="P2"/>
      <text:p text:style-name="P2">9. Explique o que significa a parte genérica na declaração da nossa classe ComparableValidator.</text:p>
      <text:p text:style-name="P2"/>
      <text:p text:style-name="P2">10. O que é um parâmetro de tipo em classes genéricas? Qual o seu propósito?</text:p>
      <text:p text:style-name="P2"/>
      <text:p text:style-name="P2">11. Modele e implemente operações “finders” (nome e email) na classe ContactBook. No roteiro 2, foi mostrado um exemplo sobre como isso pode ser feito.</text:p>
      <text:p text:style-name="P2"/>
      <text:p text:style-name="P2">12. Faça uma versão da classe ContactBook , utilizando a classe HashMap&lt;K, V&gt; , K poderia ser uma String representando o email e V , a referência Contactable . Da mesma forma que a classe ArrayList implementa a interface List , a classe HashMap implementa a interface Map&lt;K, V&gt; . Veja mais sobre esta classe na documentação javadoc da API Java: https://docs.oracle.com/javase/8/docs/api/java/util/HashMap.html. Veja também nos</text:p>
      <text:p text:style-name="P1"><text:span text:style-name="T1">tutoriais do Java: </text:span><text:a xlink:type="simple" xlink:href="https://docs.oracle.com/javase/tutorial/collections/interfaces/map.html" text:style-name="Internet_20_link" text:visited-style-name="Visited_20_Internet_20_Link"><text:span text:style-name="T1">https://docs.oracle.com/javase/tutorial/collections/interfaces/map.html</text:span></text:a><text:span text:style-name="T1">.</text:span></text:p>
      <text:p text:style-name="P2"/>
      <text:p text:style-name="P1"><text:span text:style-name="T1">13. Pesquise sobre métodos default em interfaces. Este recurso está disponível na API Java somente a partir da versão 8. Implemente testes para verificar o comportamento. Explique suas vantagens e limitações. Um bom ponto de partida é </text:span><text:a xlink:type="simple" xlink:href="http://docs.oracle.com/javase/tutorial/java/IandI/createinterface.html" text:style-name="Internet_20_link" text:visited-style-name="Visited_20_Internet_20_Link"><text:span text:style-name="T1">http://docs.oracle.com/javase/tutorial/java/IandI/createinterface.html</text:span></text:a><text:span text:style-name="T1">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21:52:32.741481645</meta:creation-date>
    <meta:generator>LibreOffice/5.1.6.2$Linux_X86_64 LibreOffice_project/10m0$Build-2</meta:generator>
    <dc:date>2017-09-29T17:54:16.683998421</dc:date>
    <meta:editing-duration>PT6H18M10S</meta:editing-duration>
    <meta:editing-cycles>83</meta:editing-cycles>
    <meta:document-statistic meta:table-count="0" meta:image-count="0" meta:object-count="0" meta:page-count="1" meta:paragraph-count="20" meta:word-count="311" meta:character-count="2058" meta:non-whitespace-character-count="1767"/>
  </office:meta>
</office:document-meta>
</file>